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3B7000002D12F64C16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27.7cm" table:align="margins"/>
    </style:style>
    <style:style style:name="Tabela1.A" style:family="table-column">
      <style:table-column-properties style:column-width="27.7cm" style:rel-column-width="65535*"/>
    </style:style>
    <style:style style:name="Tabela1.1" style:family="table-row">
      <style:table-row-properties style:min-row-height="8.987cm"/>
    </style:style>
    <style:style style:name="Tabela1.A1" style:family="table-cell">
      <style:table-cell-properties style:vertical-align="middle" fo:padding="0.097cm" fo:border-left="none" fo:border-right="none" fo:border-top="none" fo:border-bottom="0.018cm dotted #666666"/>
    </style:style>
    <style:style style:name="Tabela1.2" style:family="table-row">
      <style:table-row-properties style:min-row-height="8.959cm"/>
    </style:style>
    <style:style style:name="Tabela1.3" style:family="table-row">
      <style:table-row-properties style:min-row-height="9.043cm"/>
    </style:style>
    <style:style style:name="Tabela1.6" style:family="table-row">
      <style:table-row-properties style:min-row-height="9.015cm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20pt" fo:font-weight="bold" officeooo:rsid="000cffe4" officeooo:paragraph-rsid="000cffe4" style:font-name-asian="Liberation Serif1" style:font-size-asian="20pt" style:font-weight-asian="bold" style:font-name-complex="Liberation Serif1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0e354a" style:font-size-asian="80pt" style:font-weight-asian="bold" style:font-size-complex="8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0ff107" style:font-size-asian="80pt" style:font-weight-asian="bold" style:font-size-complex="8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10d438" style:font-size-asian="80pt" style:font-weight-asian="bold" style:font-size-complex="8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126279" style:font-size-asian="80pt" style:font-weight-asian="bold" style:font-size-complex="8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80pt" fo:font-weight="bold" officeooo:rsid="000cffe4" officeooo:paragraph-rsid="000cffe4" style:font-size-asian="80pt" style:font-weight-asian="bold" style:font-size-complex="8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80pt" fo:font-weight="bold" officeooo:rsid="000cffe4" officeooo:paragraph-rsid="000e354a" style:font-size-asian="80pt" style:font-weight-asian="bold" style:font-size-complex="8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36pt" fo:font-weight="normal" officeooo:paragraph-rsid="00126279" style:font-size-asian="36pt" style:font-weight-asian="normal" style:font-size-complex="3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10d438" officeooo:paragraph-rsid="0010d438" style:font-size-asian="36pt" style:font-weight-asian="normal" style:font-size-complex="3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126279" officeooo:paragraph-rsid="00126279" style:font-size-asian="36pt" style:font-weight-asian="normal" style:font-size-complex="3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200pt" officeooo:paragraph-rsid="0014a1c1" style:font-size-asian="200pt" style:font-size-complex="200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60pt" officeooo:paragraph-rsid="0014a1c1" style:font-size-asian="52.5pt" style:font-size-complex="60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DejaVu Sans" fo:font-size="60pt" officeooo:paragraph-rsid="0014a1c1" style:font-size-asian="52.5pt" style:font-size-complex="60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96pt" officeooo:rsid="0014a1c1" officeooo:paragraph-rsid="0014a1c1" style:font-size-asian="96pt" style:font-size-complex="96pt"/>
    </style:style>
    <style:style style:name="P16" style:family="paragraph" style:parent-style-name="Standard">
      <style:text-properties style:font-name="DejaVu Sans" fo:font-size="120pt" officeooo:rsid="0014a1c1" style:font-size-asian="120pt" style:font-size-complex="12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DejaVu Sans" fo:font-size="60pt" officeooo:rsid="0014a1c1" officeooo:paragraph-rsid="0014a1c1" style:font-size-asian="52.5pt" style:font-size-complex="6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80pt" fo:font-weight="bold" officeooo:rsid="000cffe4" officeooo:paragraph-rsid="0015d074" style:font-size-asian="80pt" style:font-weight-asian="bold" style:font-size-complex="8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0pt" fo:font-weight="bold" officeooo:paragraph-rsid="0015d074" style:font-size-asian="80pt" style:font-weight-asian="bold" style:font-size-complex="8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0ff107" officeooo:paragraph-rsid="0010d438" style:font-size-asian="36pt" style:font-weight-asian="normal" style:font-size-complex="3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10d438" officeooo:paragraph-rsid="0010d438" style:font-size-asian="36pt" style:font-weight-asian="normal" style:font-size-complex="3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36pt" fo:font-weight="normal" officeooo:rsid="0010d438" officeooo:paragraph-rsid="0015d074" style:font-size-asian="36pt" style:font-weight-asian="normal" style:font-size-complex="3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20pt" fo:font-weight="normal" officeooo:paragraph-rsid="0010d438" style:font-size-asian="20pt" style:font-weight-asian="normal" style:font-size-complex="2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20pt" fo:font-weight="normal" officeooo:paragraph-rsid="00126279" style:font-size-asian="20pt" style:font-weight-asian="normal" style:font-size-complex="2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20pt" fo:font-weight="normal" officeooo:paragraph-rsid="0015d074" style:font-size-asian="20pt" style:font-weight-asian="normal" style:font-size-complex="2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DejaVu Sans" fo:font-size="60pt" fo:font-weight="normal" officeooo:rsid="000cffe4" officeooo:paragraph-rsid="0015d074" style:font-size-asian="60pt" style:font-weight-asian="normal" style:font-size-complex="60pt" style:font-weight-complex="normal"/>
    </style:style>
    <style:style style:name="T1" style:family="text">
      <style:text-properties fo:font-size="54pt" officeooo:rsid="000cffe4" style:font-size-asian="54pt" style:font-size-complex="54pt"/>
    </style:style>
    <style:style style:name="T2" style:family="text">
      <style:text-properties fo:font-size="54pt" officeooo:rsid="0010d438" style:font-size-asian="54pt" style:font-size-complex="54pt"/>
    </style:style>
    <style:style style:name="T3" style:family="text">
      <style:text-properties fo:font-size="36pt" officeooo:rsid="0010d438" style:font-size-asian="36pt" style:font-size-complex="36pt"/>
    </style:style>
    <style:style style:name="T4" style:family="text">
      <style:text-properties fo:font-size="36pt" officeooo:rsid="00126279" style:font-size-asian="36pt" style:font-size-complex="36pt"/>
    </style:style>
    <style:style style:name="T5" style:family="text">
      <style:text-properties fo:font-weight="normal" officeooo:rsid="00126279" style:font-weight-asian="normal" style:font-weight-complex="normal"/>
    </style:style>
    <style:style style:name="T6" style:family="text">
      <style:text-properties fo:font-weight="normal" officeooo:rsid="0015d074" style:font-weight-asian="normal" style:font-weight-complex="normal"/>
    </style:style>
    <style:style style:name="T7" style:family="text">
      <style:text-properties officeooo:rsid="0010d438"/>
    </style:style>
    <style:style style:name="T8" style:family="text">
      <style:text-properties fo:font-size="28pt" fo:font-weight="normal" officeooo:rsid="0010d438" style:font-size-asian="28pt" style:font-weight-asian="normal" style:font-size-complex="28pt" style:font-weight-complex="normal"/>
    </style:style>
    <style:style style:name="T9" style:family="text">
      <style:text-properties fo:font-size="28pt" fo:font-weight="normal" officeooo:rsid="00126279" style:font-size-asian="28pt" style:font-weight-asian="normal" style:font-size-complex="28pt" style:font-weight-complex="normal"/>
    </style:style>
    <style:style style:name="T10" style:family="text">
      <style:text-properties fo:font-size="28pt" fo:font-weight="normal" officeooo:rsid="0015d074" style:font-size-asian="28pt" style:font-weight-asian="normal" style:font-size-complex="28pt" style:font-weight-complex="normal"/>
    </style:style>
    <style:style style:name="T11" style:family="text">
      <style:text-properties fo:font-size="44pt" officeooo:rsid="0010d438" style:font-size-asian="44pt" style:font-size-complex="44pt"/>
    </style:style>
    <style:style style:name="T12" style:family="text">
      <style:text-properties officeooo:rsid="00126279"/>
    </style:style>
    <style:style style:name="T13" style:family="text">
      <style:text-properties officeooo:rsid="00142c57"/>
    </style:style>
    <style:style style:name="T14" style:family="text">
      <style:text-properties officeooo:rsid="0014a1c1"/>
    </style:style>
    <style:style style:name="T15" style:family="text">
      <style:text-properties fo:font-size="96pt" officeooo:rsid="0014a1c1" style:font-size-asian="96pt" style:font-size-complex="96pt"/>
    </style:style>
    <style:style style:name="T16" style:family="text">
      <style:text-properties officeooo:rsid="0015d074"/>
    </style:style>
    <style:style style:name="T17" style:family="text">
      <style:text-properties fo:font-size="20pt" fo:font-weight="normal" officeooo:rsid="00142c57" style:font-size-asian="20pt" style:font-weight-asian="normal" style:font-size-complex="20pt" style:font-weight-complex="normal"/>
    </style:style>
    <style:style style:name="T18" style:family="text">
      <style:text-properties fo:font-size="20pt" fo:font-weight="normal" officeooo:rsid="0015d074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<draw:frame draw:style-name="fr1" draw:name="figura1" text:anchor-type="as-char" svg:width="12.09cm" svg:height="7.086cm" draw:z-index="0"><draw:image xlink:href="Pictures/10000200000003B7000002D12F64C164.gif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1"><draw:frame draw:style-name="fr1" draw:name="figura3" text:anchor-type="as-char" svg:width="12.09cm" svg:height="7.086cm" draw:z-index="1"><draw:image xlink:href="Pictures/10000200000003B7000002D12F64C164.gif" xlink:type="simple" xlink:show="embed" xlink:actuate="onLoad"/></draw:frame></text:p>
          </table:table-cell>
        </table:table-row>
        <text:soft-page-break/>
        <table:table-row table:style-name="Tabela1.3">
          <table:table-cell table:style-name="Tabela1.A1" office:value-type="string">
            <text:p text:style-name="P1"><draw:frame draw:style-name="fr1" draw:name="figura4" text:anchor-type="as-char" svg:width="12.09cm" svg:height="7.086cm" draw:z-index="2"><draw:image xlink:href="Pictures/10000200000003B7000002D12F64C164.gif" xlink:type="simple" xlink:show="embed" xlink:actuate="onLoad"/></draw:frame></text:p>
          </table:table-cell>
        </table:table-row>
        <table:table-row table:style-name="Tabela1.1">
          <table:table-cell table:style-name="Tabela1.A1" office:value-type="string">
            <text:p text:style-name="P1"><draw:frame draw:style-name="fr1" draw:name="figura5" text:anchor-type="as-char" svg:width="12.09cm" svg:height="7.086cm" draw:z-index="3"><draw:image xlink:href="Pictures/10000200000003B7000002D12F64C164.gif" xlink:type="simple" xlink:show="embed" xlink:actuate="onLoad"/></draw:frame></text:p>
          </table:table-cell>
        </table:table-row>
        <text:soft-page-break/>
        <table:table-row table:style-name="Tabela1.2">
          <table:table-cell table:style-name="Tabela1.A1" office:value-type="string">
            <text:p text:style-name="P18"><text:span text:style-name="T16">Credenciamento</text:span></text:p>
            <text:p text:style-name="P26"><text:span text:style-name="T16">Sala 211</text:span></text:p>
          </table:table-cell>
        </table:table-row>
        <table:table-row table:style-name="Tabela1.6">
          <table:table-cell table:style-name="Tabela1.A1" office:value-type="string">
            <text:p text:style-name="P18"><text:span text:style-name="T16">Credenciamento</text:span></text:p>
          </table:table-cell>
        </table:table-row>
        <text:soft-page-break/>
        <table:table-row table:style-name="Tabela1.1">
          <table:table-cell table:style-name="Tabela1.A1" office:value-type="string">
            <text:p text:style-name="P18"><text:span text:style-name="T16">Genius Bar</text:span></text:p>
          </table:table-cell>
        </table:table-row>
        <table:table-row table:style-name="Tabela1.6">
          <table:table-cell table:style-name="Tabela1.A1" office:value-type="string">
            <text:p text:style-name="P18"><text:span text:style-name="T16">Café</text:span></text:p>
          </table:table-cell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Massuchetto</meta:initial-creator>
    <meta:creation-date>2010-10-22T08:53:36</meta:creation-date>
    <meta:generator>BrOffice.org/3.2$Unix OpenOffice.org_project/320m19$Build-9505</meta:generator>
    <dc:date>2010-10-23T10:36:38</dc:date>
    <dc:creator>Vinicius Massuchetto</dc:creator>
    <meta:editing-duration>PT00H48M26S</meta:editing-duration>
    <meta:editing-cycles>7</meta:editing-cycles>
    <meta:document-statistic meta:table-count="1" meta:image-count="4" meta:object-count="0" meta:page-count="5" meta:paragraph-count="9" meta:word-count="7" meta:character-count="54"/>
  </office:meta>
</office:document-meta>
</file>